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style:contextual-spacing="false" fo:line-height="0.1917in" fo:text-align="start" style:justify-single-word="false" fo:text-indent="0in" style:auto-text-indent="false"/>
      <style:text-properties fo:color="#00000a" style:font-name="Calibri" fo:font-size="11pt" fo:letter-spacing="normal" officeooo:paragraph-rsid="000dfb1c" fo:background-color="#ffffff" style:font-name-asian="Calibri1" style:font-size-asian="11pt" style:font-name-complex="Calibri1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0.1917in" fo:text-align="start" style:justify-single-word="false" fo:text-indent="0in" style:auto-text-indent="false"/>
      <style:text-properties fo:color="#00000a" style:font-name="Calibri" fo:font-size="11pt" fo:letter-spacing="normal" officeooo:paragraph-rsid="000ee152" fo:background-color="#ffffff" style:font-name-asian="Calibri1" style:font-size-asian="11pt" style:font-name-complex="Calibri1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0.1917in" fo:text-align="start" style:justify-single-word="false" fo:text-indent="0in" style:auto-text-indent="false"/>
      <style:text-properties fo:color="#00000a" style:font-name="Calibri" fo:font-size="11pt" fo:letter-spacing="normal" officeooo:rsid="000de08c" officeooo:paragraph-rsid="000de08c" fo:background-color="#ffffff" style:font-name-asian="Calibri1" style:font-size-asian="11pt" style:font-name-complex="Calibri1"/>
    </style:style>
    <style:style style:name="T1" style:family="text">
      <style:text-properties officeooo:rsid="000dfb1c"/>
    </style:style>
    <style:style style:name="T2" style:family="text">
      <style:text-properties style:text-position="super 58%" officeooo:rsid="000dfb1c"/>
    </style:style>
    <style:style style:name="T3" style:family="text">
      <style:text-properties officeooo:rsid="000ee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Our </text:span>Clients</text:p>
      <text:p text:style-name="P1"><text:span text:style-name="T1">The </text:span>Florida Center for Mathematical Coaching and Consulting <text:span text:style-name="T1">serves</text:span> students <text:span text:style-name="T1">and clients primarily in the Southwest</text:span> Florida <text:span text:style-name="T1">region that includes</text:span> Port Charlotte, Punta Gorda, North Port, Cape Coral, and North Ft. Myers areas. <text:span text:style-name="T1">MC</text:span><text:span text:style-name="T2">2</text:span><text:span text:style-name="T1"> tutors</text:span> ha<text:span text:style-name="T1">ve</text:span> close relationships with many of the professors of math programs in local colleges and universities, <text:span text:style-name="T1">and public and private schools, </text:span>allowing <text:span text:style-name="T1">each tutor t</text:span>o tailor the tutoring to the specific course material. </text:p>
      <text:p text:style-name="P1"><text:span text:style-name="T1">Four types of clients are served by MC</text:span><text:span text:style-name="T2">2</text:span><text:span text:style-name="T1">:</text:span></text:p>
      <text:p text:style-name="P2"><text:span text:style-name="T3">Four groups of clients served by us</text:span></text:p>
      <text:p text:style-name="P2">1) <text:span text:style-name="T3">Elementary, middle and </text:span>high school students</text:p>
      <text:p text:style-name="P2">2) <text:span text:style-name="T3">S</text:span>tudents enrolled in college or university math or other quantitative related courses ,</text:p>
      <text:p text:style-name="P2">3) <text:span text:style-name="T3">S</text:span>tudents enrolled in research processes including dissertations and master thesis,</text:p>
      <text:p text:style-name="P2">4) <text:span text:style-name="T3">C</text:span>lients from the corporate segment with specialized quantitative needs related to Quality Management processes- lean six sigma, project management professional certification exam, statistical process control or related statistical processes, and quantitative aspects of ISO management system standard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1:35:12.337000000</meta:creation-date>
    <dc:date>2014-05-01T12:11:30.991000000</dc:date>
    <meta:editing-duration>PT4M29S</meta:editing-duration>
    <meta:editing-cycles>1</meta:editing-cycles>
    <meta:document-statistic meta:table-count="0" meta:image-count="0" meta:object-count="0" meta:page-count="1" meta:paragraph-count="8" meta:word-count="155" meta:character-count="1063" meta:non-whitespace-character-count="913"/>
    <meta:generator>LibreOffice/4.1.4.2$Windows_x86 LibreOffice_project/0a0440ccc0227ad9829de5f46be37cfb6edcf72</meta:generator>
  </office:meta>
</office:document-meta>
</file>